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test for xlsx</text:p>
          </table:table-cell>
          <table:table-cell office:value-type="string" table:style-name="ce1">
            <text:p>this is another colum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is<text:s/><text:span text:style-name="T2">sentence should</text:span><text:s/>also be in the tests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second sheet</text:p>
          </table:table-cell>
          <table:table-cell table:number-columns-repeated="16383"/>
        </table:table-row>
        <table:table-row table:style-name="ro1">
          <table:table-cell office:value-type="string" office:string-value="with formulaes" table:formula="of:=IF(TRUE; &quot;with formulaes&quot;; &quot;nothing&quot;)" table:style-name="ce1">
            <text:p>with formulaes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4-01-30T10:26:42Z</meta:creation-date>
    <dc:date>2024-02-01T12:05:46Z</dc:date>
  </office:meta>
</office:document-meta>
</file>